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color="#0000ff" fo:font-style="normal" style:font-style-asian="normal" style:font-style-complex="normal"/>
    </style:style>
    <style:style style:name="P5" style:family="paragraph" style:parent-style-name="Standard">
      <style:text-properties fo:font-style="italic" officeooo:paragraph-rsid="0009d440" style:font-style-asian="italic" style:font-style-complex="italic"/>
    </style:style>
    <style:style style:name="P6" style:family="paragraph" style:parent-style-name="Standard">
      <style:text-properties fo:font-style="italic" officeooo:paragraph-rsid="0009f3de" style:font-style-asian="italic" style:font-style-complex="italic"/>
    </style:style>
    <style:style style:name="P7" style:family="paragraph" style:parent-style-name="Standard">
      <style:text-properties fo:font-style="italic" officeooo:paragraph-rsid="000a852a" style:font-style-asian="italic" style:font-style-complex="italic"/>
    </style:style>
    <style:style style:name="P8" style:family="paragraph" style:parent-style-name="Standard">
      <style:text-properties fo:font-style="italic" officeooo:paragraph-rsid="000bb3c3" style:font-style-asian="italic" style:font-style-complex="italic"/>
    </style:style>
    <style:style style:name="P9" style:family="paragraph" style:parent-style-name="Standard">
      <style:text-properties fo:font-style="italic" officeooo:paragraph-rsid="000c948e" style:font-style-asian="italic" style:font-style-complex="italic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fo:font-weight="bold" officeooo:paragraph-rsid="0009f3d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0000ff" fo:font-style="normal" officeooo:paragraph-rsid="0009f3de" style:font-style-asian="normal" style:font-style-complex="normal"/>
    </style:style>
    <style:style style:name="P13" style:family="paragraph" style:parent-style-name="Standard">
      <style:text-properties fo:color="#0000ff" fo:font-style="normal" officeooo:paragraph-rsid="000a852a" style:font-style-asian="normal" style:font-style-complex="normal"/>
    </style:style>
    <style:style style:name="P14" style:family="paragraph" style:parent-style-name="Standard">
      <style:text-properties fo:color="#0000ff" fo:font-style="normal" officeooo:paragraph-rsid="000bb3c3" style:font-style-asian="normal" style:font-style-complex="normal"/>
    </style:style>
    <style:style style:name="P15" style:family="paragraph" style:parent-style-name="Standard">
      <style:text-properties fo:color="#0000ff" fo:font-style="normal" officeooo:paragraph-rsid="000c948e" style:font-style-asian="normal" style:font-style-complex="normal"/>
    </style:style>
    <style:style style:name="P16" style:family="paragraph" style:parent-style-name="Standard">
      <style:text-properties fo:color="#0000ff" fo:font-style="normal" officeooo:paragraph-rsid="000e71d4" style:font-style-asian="normal" style:font-style-complex="normal"/>
    </style:style>
    <style:style style:name="P17" style:family="paragraph" style:parent-style-name="Standard">
      <style:text-properties fo:color="#0000ff" fo:font-style="normal" officeooo:paragraph-rsid="000ff999" style:font-style-asian="normal" style:font-style-complex="normal"/>
    </style:style>
    <style:style style:name="P18" style:family="paragraph" style:parent-style-name="Standard">
      <style:text-properties style:use-window-font-color="true" fo:font-style="italic" officeooo:paragraph-rsid="0009f3de" fo:background-color="transparent" style:font-style-asian="italic" style:font-style-complex="italic"/>
    </style:style>
    <style:style style:name="P19" style:family="paragraph" style:parent-style-name="Standard">
      <style:text-properties officeooo:paragraph-rsid="000aec72"/>
    </style:style>
    <style:style style:name="P20" style:family="paragraph" style:parent-style-name="Standard">
      <style:text-properties fo:font-weight="bold" officeooo:paragraph-rsid="000aec72" style:font-weight-asian="bold" style:font-weight-complex="bold"/>
    </style:style>
    <style:style style:name="T1" style:family="text">
      <style:text-properties officeooo:rsid="0009d440"/>
    </style:style>
    <style:style style:name="T2" style:family="text">
      <style:text-properties officeooo:rsid="0009f3de"/>
    </style:style>
    <style:style style:name="T3" style:family="text">
      <style:text-properties officeooo:rsid="000a852a"/>
    </style:style>
    <style:style style:name="T4" style:family="text">
      <style:text-properties officeooo:rsid="000aec72"/>
    </style:style>
    <style:style style:name="T5" style:family="text">
      <style:text-properties officeooo:rsid="000bb3c3"/>
    </style:style>
    <style:style style:name="T6" style:family="text">
      <style:text-properties officeooo:rsid="000c948e"/>
    </style:style>
    <style:style style:name="T7" style:family="text">
      <style:text-properties officeooo:rsid="000e71d4"/>
    </style:style>
    <style:style style:name="T8" style:family="text">
      <style:text-properties officeooo:rsid="000ff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<text:span text:style-name="T1">Features</text:span></text:p>
      <text:p text:style-name="Horizontal_20_Line"/>
      <text:p text:style-name="Standard">Includes:</text:p>
      <text:p text:style-name="P5"><text:span text:style-name="T1">stdio.h</text:span></text:p>
      <text:p text:style-name="P5"><text:span text:style-name="T1">stdlib.h</text:span></text:p>
      <text:p text:style-name="P5"><text:span text:style-name="T1">math.h</text:span></text:p>
      <text:p text:style-name="P5"><text:span text:style-name="T1">string</text:span></text:p>
      <text:p text:style-name="P5"><text:span text:style-name="T1">iostream</text:span></text:p>
      <text:p text:style-name="P5"><text:span text:style-name="T1">fstream</text:span></text:p>
      <text:p text:style-name="P5"><text:span text:style-name="T1">vector</text:span></text:p>
      <text:p text:style-name="P5"><text:span text:style-name="T1">"MatchingPoints.h"</text:span></text:p>
      <text:p text:style-name="P5"><text:span text:style-name="T1">"Matrix.h"</text:span> </text:p>
      <text:p text:style-name="Horizontal_20_Line"/>
      <text:p text:style-name="P2">Methods:</text:p>
      <text:p text:style-name="P5"><text:span text:style-name="T1">private:</text:span></text:p>
      <text:p text:style-name="P5"><text:span text:style-name="T1"><text:s text:c="5"/></text:span></text:p>
      <text:p text:style-name="P5"><text:span text:style-name="T1">int loadFeatSp165(char *filename, bool append);</text:span></text:p>
      <text:p text:style-name="P5"><text:span text:style-name="T1">int saveFeatSp165(char *filename, bool append);</text:span></text:p>
      <text:p text:style-name="P5"><text:span text:style-name="T1">void convertClassesIdsFromSp165();</text:span></text:p>
      <text:p text:style-name="P5"><text:span text:style-name="T1">int getClassIdToSp165(int new_class);</text:span></text:p>
      <text:p text:style-name="P5"><text:span text:style-name="T1">void createClassesFromSp165();</text:span></text:p>
      <text:p text:style-name="P5"><text:span text:style-name="T1">void calculateFeaturesAttributes();</text:span></text:p>
      <text:p text:style-name="P5"><text:span text:style-name="T1">void calculateFeatureAttributes(int featid);</text:span></text:p>
      <text:p text:style-name="P5"><text:span text:style-name="T1">void calculateCentroid(int featid);</text:span></text:p>
      <text:p text:style-name="P5"><text:span text:style-name="T1">void calculatePerimeter(int featid);</text:span></text:p>
      <text:p text:style-name="P5"><text:span text:style-name="T1">void calculateArea(int featid);</text:span></text:p>
      <text:p text:style-name="P5"><text:span text:style-name="T1">void checkAllIsOnScreen();</text:span></text:p>
      <text:p text:style-name="P5"><text:span text:style-name="T1">void checkIsOnScreen(int featid);</text:span></text:p>
      <text:p text:style-name="P5"><text:span text:style-name="T1">void addPolygonToMap(int feat_id, Matrix *map, double Xi, double Yi, double res_x, double res_y);</text:span></text:p>
      <text:p text:style-name="P5"><text:span text:style-name="T1">Matrix mapPolygon(int feat_id, double res_x, double res_y);</text:span></text:p>
      <text:p text:style-name="P5"><text:span text:style-name="T1">double angle2D(double X1, double Y1, double X2, double Y2);</text:span></text:p>
      <text:p text:style-name="P5"><text:span text:style-name="T1"></text:span></text:p>
      <text:p text:style-name="P5"><text:span text:style-name="T1">public:</text:span></text:p>
      <text:p text:style-name="P5"><text:span text:style-name="T1">DemFeatures();</text:span></text:p>
      <text:p text:style-name="P5"><text:span text:style-name="T1">FeatureClass * getFeatureClass(int featid);</text:span></text:p>
      <text:p text:style-name="P5"><text:span text:style-name="T1">string getFeatureTypeName(int featid);</text:span></text:p>
      <text:p text:style-name="P5"><text:span text:style-name="T1">int loadFeatures(char *filename, int mode, bool append);</text:span></text:p>
      <text:p text:style-name="P5"><text:span text:style-name="T1">int saveFeatures(char *filename, int mode, bool append);</text:span></text:p>
      <text:p text:style-name="P5"><text:span text:style-name="T1">DemFeature getFeature(int feat); // Read only</text:span></text:p>
      <text:p text:style-name="P5"><text:span text:style-name="T1">void showFeatures(bool full);</text:span></text:p>
      <text:p text:style-name="P5"><text:span text:style-name="T1">void showClasses();</text:span></text:p>
      <text:p text:style-name="P5"><text:span text:style-name="T1">int selectedFeature() { return selected_feat; };</text:span></text:p>
      <text:p text:style-name="P5"><text:span text:style-name="T1">void setSelectedFeature(int _ft) { selected_feat = _ft; };</text:span></text:p>
      <text:p text:style-name="P5"><text:span text:style-name="T1">int selectedPoint() { return selected_pt; };</text:span></text:p>
      <text:p text:style-name="P5"><text:span text:style-name="T1">void setSelectedPoint(int _pt) { selected_pt = _pt; };</text:span></text:p>
      <text:p text:style-name="P5"><text:span text:style-name="T1">int addNewFeature(string name, string fdesc, int fclass, int ftype, int layer); // Returns feature id</text:span></text:p>
      <text:p text:style-name="P5"><text:span text:style-name="T1">int deleteFeature(int featid);</text:span></text:p>
      <text:p text:style-name="P5"><text:span text:style-name="T1">int copyFeature(int featid, double shift);</text:span></text:p>
      <text:p text:style-name="P5"><text:span text:style-name="T1">void addNewPoint(int featid, int pointid, double X, double Y, double Z); // Returns point id</text:span></text:p>
      <text:p text:style-name="P5"><text:span text:style-name="T1">void updatePoint(int featid, int pointid, double X, double Y, double Z);</text:span></text:p>
      <text:p text:style-name="P5"><text:soft-page-break/><text:span text:style-name="T1">void update2DPoint(int featid, int pointid, double lx, double ly, double rx, double ry);</text:span></text:p>
      <text:p text:style-name="P5"><text:span text:style-name="T1">int deletePoint(int featid, int pointid);</text:span></text:p>
      <text:p text:style-name="P5"><text:span text:style-name="T1">void setName(int featid, string _name);</text:span></text:p>
      <text:p text:style-name="P5"><text:span text:style-name="T1">string getName(int featid);</text:span></text:p>
      <text:p text:style-name="P5"><text:span text:style-name="T1">void setDescription(int featid, string _desc);</text:span></text:p>
      <text:p text:style-name="P5"><text:span text:style-name="T1">string getDescription(int featid);</text:span></text:p>
      <text:p text:style-name="P5"><text:span text:style-name="T1">void setFeatureClassId(int featid, int fclass);</text:span></text:p>
      <text:p text:style-name="P5"><text:span text:style-name="T1">int getFeatureClassId(int featid);</text:span></text:p>
      <text:p text:style-name="P5"><text:span text:style-name="T1">void setFeatureType(int featid, int ftype);</text:span></text:p>
      <text:p text:style-name="P5"><text:span text:style-name="T1">int getFeatureType(int featid);</text:span></text:p>
      <text:p text:style-name="P5"><text:span text:style-name="T1">void setLayer(int featid, int layer);</text:span></text:p>
      <text:p text:style-name="P5"><text:span text:style-name="T1">int getLayer(int featid);</text:span></text:p>
      <text:p text:style-name="P5"><text:span text:style-name="T1">int getNumPoints(int featid);</text:span></text:p>
      <text:p text:style-name="P5"><text:span text:style-name="T1">int getNumFeatures() { return features.size(); };</text:span></text:p>
      <text:p text:style-name="P5"><text:span text:style-name="T1">int addFeatureClass(string name, string description, int ccolor, int fcolor); // Return class id</text:span></text:p>
      <text:p text:style-name="P5"><text:span text:style-name="T1">int addFeatureClass(FeatureClass fc); // Return class id</text:span></text:p>
      <text:p text:style-name="P5"><text:span text:style-name="T1">void setFeatureClass(int classid, FeatureClass fc);</text:span></text:p>
      <text:p text:style-name="P5"><text:span text:style-name="T1">int getNearestFeature(double X, double Y, double Z);</text:span></text:p>
      <text:p text:style-name="P5"><text:span text:style-name="T1">void addFeaturesToPairList(MatchingPointsList *mpl, bool usePolygons);</text:span></text:p>
      <text:p text:style-name="P5"><text:span text:style-name="T1">Matrix createPolygonMap(double Xi, double Yi, double Xf, double Yf, double res_x, double res_y);</text:span></text:p>
      <text:p text:style-name="P5"><text:span text:style-name="T1">bool isInside(int feat_id, double X, double Y);</text:span></text:p>
      <text:p text:style-name="P5"><text:span text:style-name="T1">void calculateBoundingBox(int feat_id, double &amp;Xi, double &amp;Yi, double &amp;Xf, double &amp;Yf);</text:span></text:p>
      <text:p text:style-name="P5"><text:span text:style-name="T1">double interpolateXYPolygon(int feat_id, double X, double Y, double D0);</text:span></text:p>
      <text:p text:style-name="P5"><text:span text:style-name="T1">string getFeaturesList();</text:span></text:p>
      <text:p text:style-name="P5"><text:span text:style-name="T1">string getFeaturesToDisplay(int mode=0);</text:span></text:p>
      <text:p text:style-name="P5"><text:span text:style-name="T1">void setImagePairSize(int lw, int lh, int rw, int rh);</text:span></text:p>
      <text:p text:style-name="Horizontal_20_Line"/>
      <text:p text:style-name="P2">Methods description:</text:p>
      <text:p text:style-name="P2"/>
      <text:p text:style-name="P11"><text:span text:style-name="T2">Private:</text:span></text:p>
      <text:p text:style-name="P2"/>
      <text:p text:style-name="P2">Genaral notes:</text:p>
      <text:p text:style-name="P4"><text:span text:style-name="T2">Features ranges from 1 to N in any function call</text:span>. <text:span text:style-name="T2">Ranges from 0 to N-1 if variable “features” is used directly.</text:span></text:p>
      <text:p text:style-name="P2"/>
      <text:p text:style-name="P6"><text:span text:style-name="T1">int loadFeatSp165(char *filename, bool append);</text:span></text:p>
      <text:p text:style-name="P12"><text:span text:style-name="T2">Load features from text file as E-FOTO Stereoplotter version 1.65.</text:span></text:p>
      <text:p text:style-name="P6"><text:span text:style-name="T1"/></text:p>
      <text:p text:style-name="P6"><text:span text:style-name="T1">int saveFeatSp165(char *filename, bool append);</text:span></text:p>
      <text:p text:style-name="P12"><text:span text:style-name="T2">Save features from text file as E-FOTO Stereoplotter version 1.65.</text:span></text:p>
      <text:p text:style-name="P6"><text:span text:style-name="T1"/></text:p>
      <text:p text:style-name="P6"><text:span text:style-name="T1">void convertClassesIdsFromSp165();</text:span></text:p>
      <text:p text:style-name="P12"><text:span text:style-name="T2">After loading SP 1.65 file format, convert from former classes ID to new classes ID, used in this version.</text:span></text:p>
      <text:p text:style-name="P6"><text:span text:style-name="T1"/></text:p>
      <text:p text:style-name="P6"><text:span text:style-name="T1">int getClassIdToSp165(int new_class);</text:span></text:p>
      <text:p text:style-name="P12"><text:span text:style-name="T2">Returns SP 1.65 class ID from current format, according to a giving class ID.</text:span></text:p>
      <text:p text:style-name="P6"><text:span text:style-name="T1"/></text:p>
      <text:p text:style-name="P6"><text:span text:style-name="T1">void createClassesFromSp165();</text:span></text:p>
      <text:p text:style-name="P13"><text:span text:style-name="T3">Create the new class structure based on SP 1.65 class format.</text:span></text:p>
      <text:p text:style-name="P13"><text:span text:style-name="T3"/></text:p>
      <text:p text:style-name="P6"><text:span text:style-name="T1"/></text:p>
      <text:p text:style-name="P6"><text:soft-page-break/><text:span text:style-name="T1">void calculateFeaturesAttributes();</text:span></text:p>
      <text:p text:style-name="P12"><text:span text:style-name="T2">Control automatic attributes data updating for all features.</text:span></text:p>
      <text:p text:style-name="P6"><text:span text:style-name="T1"/></text:p>
      <text:p text:style-name="P6"><text:span text:style-name="T1">void calculateFeatureAttributes(int featid);</text:span></text:p>
      <text:p text:style-name="P12"><text:span text:style-name="T2">Update feature attribures from a given feature.</text:span></text:p>
      <text:p text:style-name="P6"><text:span text:style-name="T1"/></text:p>
      <text:p text:style-name="P6"><text:span text:style-name="T1">void calculateCentroid(int featid);</text:span></text:p>
      <text:p text:style-name="P12"><text:span text:style-name="T2">Calculate the centroid from a given feature.</text:span></text:p>
      <text:p text:style-name="P6"><text:span text:style-name="T1"/></text:p>
      <text:p text:style-name="P6"><text:span text:style-name="T1">void calculatePerimeter(int featid);</text:span></text:p>
      <text:p text:style-name="P12"><text:span text:style-name="T2">Calculate the perimeter from a given feature.</text:span></text:p>
      <text:p text:style-name="P6"><text:span text:style-name="T1"/></text:p>
      <text:p text:style-name="P6"><text:span text:style-name="T1">void calculateArea(int featid);</text:span></text:p>
      <text:p text:style-name="P12"><text:span text:style-name="T2">Calculate the area from a given feature.</text:span></text:p>
      <text:p text:style-name="P6"><text:span text:style-name="T1"/></text:p>
      <text:p text:style-name="P6"><text:span text:style-name="T1">void checkAllIsOnScreen();</text:span></text:p>
      <text:p text:style-name="P12"><text:span text:style-name="T2">This function runs checkIsOnScreen(featid) for all features. It is used in loadFeatSp165().</text:span></text:p>
      <text:p text:style-name="P6"><text:span text:style-name="T1"/></text:p>
      <text:p text:style-name="P6"><text:span text:style-name="T1">void checkIsOnScreen(int featid);</text:span></text:p>
      <text:p text:style-name="P12"><text:span text:style-name="T2">This function checks is a feature is present in no image, left image, right image or both.</text:span></text:p>
      <text:p text:style-name="P12"><text:span text:style-name="T2">The feature flag is_on_screen is modified.</text:span></text:p>
      <text:p text:style-name="P6"><text:span text:style-name="T1"/></text:p>
      <text:p text:style-name="P6"><text:span text:style-name="T1">void addPolygonToMap(int feat_id, Matrix *map, double Xi, double Yi, double res_x, double res_y);</text:span></text:p>
      <text:p text:style-name="P7"><text:span text:style-name="T3">This fu</text:span></text:p>
      <text:p text:style-name="P6"><text:span text:style-name="T1"/></text:p>
      <text:p text:style-name="P6"><text:span text:style-name="T1">Matrix mapPolygon(int feat_id, double res_x, double res_y);</text:span></text:p>
      <text:p text:style-name="P13"><text:span text:style-name="T3">Create a temporary grid filled with the drawn polygon, based on its bounding box coordinates.</text:span></text:p>
      <text:p text:style-name="P6"><text:span text:style-name="T1"/></text:p>
      <text:p text:style-name="P18"><text:span text:style-name="T1">double angle2D(double X1, double Y1, double X2, double Y2);</text:span></text:p>
      <text:p text:style-name="P13"><text:span text:style-name="T3">Function developed to support the function isInside(). <text:s/>Calculates the angle between </text:span><text:span text:style-name="T4">two points.</text:span></text:p>
      <text:p text:style-name="Standard"/>
      <text:p text:style-name="Standard"/>
      <text:p text:style-name="P20"><text:span text:style-name="T4">Public:</text:span></text:p>
      <text:p text:style-name="P19"><text:span text:style-name="T4"/></text:p>
      <text:p text:style-name="P8"><text:span text:style-name="T1">DemFeatures();</text:span></text:p>
      <text:p text:style-name="P14"><text:span text:style-name="T3">C</text:span><text:span text:style-name="T5">onstructor.</text:span></text:p>
      <text:p text:style-name="P8"><text:span text:style-name="T1"></text:span></text:p>
      <text:p text:style-name="P8"><text:span text:style-name="T1">FeatureClass * getFeatureClass(int featid);</text:span></text:p>
      <text:p text:style-name="P14"><text:span text:style-name="T5">Returns a pointer to FeatureClass structure.</text:span></text:p>
      <text:p text:style-name="P8"><text:span text:style-name="T1"/></text:p>
      <text:p text:style-name="P8"><text:span text:style-name="T1">string getFeatureTypeName(int featid);</text:span></text:p>
      <text:p text:style-name="P14"><text:span text:style-name="T5">Returns the name of feature type. They are: point, line or polygon.</text:span></text:p>
      <text:p text:style-name="P8"><text:span text:style-name="T1"/></text:p>
      <text:p text:style-name="P8"><text:span text:style-name="T1">int loadFeatures(char *filename, int mode, bool append);</text:span></text:p>
      <text:p text:style-name="P14"><text:span text:style-name="T5">Load features. Currently only SP 1.65 file format.</text:span></text:p>
      <text:p text:style-name="P8"><text:span text:style-name="T1"/></text:p>
      <text:p text:style-name="P8"><text:span text:style-name="T1">int saveFeatures(char *filename, int mode, bool append);</text:span></text:p>
      <text:p text:style-name="P14"><text:span text:style-name="T5">Save features. Currently only SP 1.65 file format.</text:span></text:p>
      <text:p text:style-name="P8"><text:span text:style-name="T1"/></text:p>
      <text:p text:style-name="P8"><text:span text:style-name="T1">DemFeature getFeature(int feat); // Read only</text:span></text:p>
      <text:p text:style-name="P14"><text:span text:style-name="T5">Get copy of one feature structure. Do not read directly features from memory. Many controls like </text:span><text:soft-page-break/><text:span text:style-name="T5">attributes and is on screen are manipulated by the program.</text:span></text:p>
      <text:p text:style-name="P14"><text:span text:style-name="T5"/></text:p>
      <text:p text:style-name="P8"><text:span text:style-name="T1">void showFeatures(bool full);</text:span></text:p>
      <text:p text:style-name="P14"><text:span text:style-name="T5">Print features on screen. Full set to true prints the points coordinates too.</text:span></text:p>
      <text:p text:style-name="P8"><text:span text:style-name="T1"/></text:p>
      <text:p text:style-name="P8"><text:span text:style-name="T1">void showClasses();</text:span></text:p>
      <text:p text:style-name="P15"><text:span text:style-name="T6">Print classes list on screen.</text:span></text:p>
      <text:p text:style-name="P8"><text:span text:style-name="T1"/></text:p>
      <text:p text:style-name="P8"><text:span text:style-name="T1">int selectedFeature() { return selected_feat; };</text:span></text:p>
      <text:p text:style-name="P15"><text:span text:style-name="T6">Retuns the selected feature id.</text:span></text:p>
      <text:p text:style-name="P8"><text:span text:style-name="T1"/></text:p>
      <text:p text:style-name="P8"><text:span text:style-name="T1">void setSelectedFeature(int _ft) { selected_feat = _ft; };</text:span></text:p>
      <text:p text:style-name="P15"><text:span text:style-name="T6">Change selected feature id.</text:span></text:p>
      <text:p text:style-name="P8"><text:span text:style-name="T1"/></text:p>
      <text:p text:style-name="P8"><text:span text:style-name="T1">int selectedPoint() { return selected_pt; };</text:span></text:p>
      <text:p text:style-name="P15"><text:span text:style-name="T6">Retuns the selected point id.</text:span></text:p>
      <text:p text:style-name="P8"><text:span text:style-name="T1"/></text:p>
      <text:p text:style-name="P8"><text:span text:style-name="T1">void setSelectedPoint(int _pt) { selected_pt = _pt; };</text:span></text:p>
      <text:p text:style-name="P15"><text:span text:style-name="T6">Change selected point id.</text:span></text:p>
      <text:p text:style-name="P8"><text:span text:style-name="T1"/></text:p>
      <text:p text:style-name="P8"><text:span text:style-name="T1">int addNewFeature(string name, string fdesc, int fclass, int ftype, int layer); // Returns feature id</text:span></text:p>
      <text:p text:style-name="P15"><text:span text:style-name="T6">Add new feature. New features must be added from here, once this fuction control attributes updating.</text:span></text:p>
      <text:p text:style-name="P8"><text:span text:style-name="T1"/></text:p>
      <text:p text:style-name="P8"><text:span text:style-name="T1">int deleteFeature(int featid);</text:span></text:p>
      <text:p text:style-name="P15"><text:span text:style-name="T6">Delete feature.</text:span></text:p>
      <text:p text:style-name="P8"><text:span text:style-name="T1"/></text:p>
      <text:p text:style-name="P8"><text:span text:style-name="T1">int copyFeature(int featid, double shift);</text:span></text:p>
      <text:p text:style-name="P15"><text:span text:style-name="T6">Copy feature by shifting in 3D space.</text:span></text:p>
      <text:p text:style-name="P8"><text:span text:style-name="T1"/></text:p>
      <text:p text:style-name="P8"><text:span text:style-name="T1">void addNewPoint(int featid, int pointid, double X, double Y, double Z); // Returns point id</text:span></text:p>
      <text:p text:style-name="P15"><text:span text:style-name="T6">Add new point.</text:span></text:p>
      <text:p text:style-name="P8"><text:span text:style-name="T1"/></text:p>
      <text:p text:style-name="P8"><text:span text:style-name="T1">void updatePoint(int featid, int pointid, double X, double Y, double Z);</text:span></text:p>
      <text:p text:style-name="P15"><text:span text:style-name="T6">Update 3D point data.</text:span></text:p>
      <text:p text:style-name="P8"><text:span text:style-name="T1"/></text:p>
      <text:p text:style-name="P8"><text:span text:style-name="T1">void update2DPoint(int featid, int pointid, double lx, double ly, double rx, double ry);</text:span></text:p>
      <text:p text:style-name="P15"><text:span text:style-name="T6">Update 2D point data.</text:span></text:p>
      <text:p text:style-name="P8"><text:span text:style-name="T1"/></text:p>
      <text:p text:style-name="P8"><text:span text:style-name="T1">int deletePoint(int featid, int pointid);</text:span></text:p>
      <text:p text:style-name="P15"><text:span text:style-name="T6">Delete point.</text:span></text:p>
      <text:p text:style-name="P8"><text:span text:style-name="T1"/></text:p>
      <text:p text:style-name="P8"><text:span text:style-name="T1">void setName(int featid, string _name);</text:span></text:p>
      <text:p text:style-name="P15"><text:span text:style-name="T6">Change feature name. Name here is SP 1.65 description variable.</text:span></text:p>
      <text:p text:style-name="P8"><text:span text:style-name="T1"/></text:p>
      <text:p text:style-name="P8"><text:span text:style-name="T1">string getName(int featid);</text:span></text:p>
      <text:p text:style-name="P15"><text:span text:style-name="T6">Return feature name.</text:span></text:p>
      <text:p text:style-name="P8"><text:span text:style-name="T1"/></text:p>
      <text:p text:style-name="P8"><text:span text:style-name="T1">void setDescription(int featid, string _desc);</text:span></text:p>
      <text:p text:style-name="P15"><text:span text:style-name="T6">Set feature description. Description here is a text explaining the object.</text:span></text:p>
      <text:p text:style-name="P8"><text:span text:style-name="T1"/></text:p>
      <text:p text:style-name="P8"><text:span text:style-name="T1">string getDescription(int featid);</text:span></text:p>
      <text:p text:style-name="P15"><text:soft-page-break/><text:span text:style-name="T6">Return feature description.</text:span></text:p>
      <text:p text:style-name="P15"><text:span text:style-name="T6"/></text:p>
      <text:p text:style-name="P8"><text:span text:style-name="T1">void setFeatureClassId(int featid, int fclass);</text:span></text:p>
      <text:p text:style-name="P15"><text:span text:style-name="T6">Set feature class ID.</text:span></text:p>
      <text:p text:style-name="P15"><text:span text:style-name="T6"/></text:p>
      <text:p text:style-name="P8"><text:span text:style-name="T1">int getFeatureClassId(int featid);</text:span></text:p>
      <text:p text:style-name="P15"><text:span text:style-name="T6">Get feature class ID.</text:span></text:p>
      <text:p text:style-name="P9"><text:span text:style-name="T1"/></text:p>
      <text:p text:style-name="P8"><text:span text:style-name="T1">void setFeatureType(int featid, int ftype);</text:span></text:p>
      <text:p text:style-name="P15"><text:span text:style-name="T6">Set feature type.</text:span></text:p>
      <text:p text:style-name="P8"><text:span text:style-name="T1"/></text:p>
      <text:p text:style-name="P8"><text:span text:style-name="T1">int getFeatureType(int featid);</text:span></text:p>
      <text:p text:style-name="P15"><text:span text:style-name="T6">Get feature type.</text:span></text:p>
      <text:p text:style-name="P8"><text:span text:style-name="T1"/></text:p>
      <text:p text:style-name="P8"><text:span text:style-name="T1">void setLayer(int featid, int layer);</text:span></text:p>
      <text:p text:style-name="P15"><text:span text:style-name="T6">Set feature layer.</text:span></text:p>
      <text:p text:style-name="P8"><text:span text:style-name="T1"/></text:p>
      <text:p text:style-name="P8"><text:span text:style-name="T1">int getLayer(int featid);</text:span></text:p>
      <text:p text:style-name="P15"><text:span text:style-name="T6">Get feature layer.</text:span></text:p>
      <text:p text:style-name="P8"><text:span text:style-name="T1"/></text:p>
      <text:p text:style-name="P8"><text:span text:style-name="T1">int getNumPoints(int featid);</text:span></text:p>
      <text:p text:style-name="P15"><text:span text:style-name="T6">Returns the feature number of points.</text:span></text:p>
      <text:p text:style-name="P8"><text:span text:style-name="T1"/></text:p>
      <text:p text:style-name="P8"><text:span text:style-name="T1">int getNumFeatures();</text:span></text:p>
      <text:p text:style-name="P15"><text:span text:style-name="T6">Return the number of features.</text:span></text:p>
      <text:p text:style-name="P8"><text:span text:style-name="T1"/></text:p>
      <text:p text:style-name="P8"><text:span text:style-name="T1">int addFeatureClass(string name, string description, int ccolor, int fcolor); // Return class id</text:span></text:p>
      <text:p text:style-name="P16"><text:span text:style-name="T6">Add </text:span><text:span text:style-name="T7">new Feature Class.</text:span></text:p>
      <text:p text:style-name="P8"><text:span text:style-name="T1"/></text:p>
      <text:p text:style-name="P8"><text:span text:style-name="T1">int addFeatureClass(FeatureClass fc); // Return class id</text:span></text:p>
      <text:p text:style-name="P16"><text:span text:style-name="T6">Add </text:span><text:span text:style-name="T7">new Feature Class.</text:span></text:p>
      <text:p text:style-name="P8"><text:span text:style-name="T1"/></text:p>
      <text:p text:style-name="P8"><text:span text:style-name="T1">void setFeatureClass(int classid, FeatureClass fc);</text:span></text:p>
      <text:p text:style-name="P16"><text:span text:style-name="T7">Change Feature Class data.</text:span></text:p>
      <text:p text:style-name="P8"><text:span text:style-name="T1"/></text:p>
      <text:p text:style-name="P8"><text:span text:style-name="T1">int getNearestFeature(double X, double Y, double Z);</text:span></text:p>
      <text:p text:style-name="P16"><text:span text:style-name="T7">Returns the nearest feature from a given 3D point.</text:span></text:p>
      <text:p text:style-name="P8"><text:span text:style-name="T1"/></text:p>
      <text:p text:style-name="P8"><text:span text:style-name="T1">void addFeaturesToPairList(MatchingPointsList *mpl, bool usePolygons);</text:span></text:p>
      <text:p text:style-name="P16"><text:span text:style-name="T7">Convert features to Matching Point List format.</text:span></text:p>
      <text:p text:style-name="P8"><text:span text:style-name="T1"/></text:p>
      <text:p text:style-name="P8"><text:span text:style-name="T1">Matrix createPolygonMap(double Xi, double Yi, double Xf, double Yf, double res_x, double res_y);</text:span></text:p>
      <text:p text:style-name="P16"><text:span text:style-name="T7">Create a map with all polygons.</text:span></text:p>
      <text:p text:style-name="P8"><text:span text:style-name="T1"/></text:p>
      <text:p text:style-name="P8"><text:span text:style-name="T1">bool isInside(int feat_id, double X, double Y);</text:span></text:p>
      <text:p text:style-name="P16"><text:span text:style-name="T7">Check if a point is inside a given polygon.</text:span></text:p>
      <text:p text:style-name="P8"><text:span text:style-name="T1"/></text:p>
      <text:p text:style-name="P8"><text:span text:style-name="T1">void calculateBoundingBox(int feat_id, double &amp;Xi, double &amp;Yi, double &amp;Xf, double &amp;Yf);</text:span></text:p>
      <text:p text:style-name="P16"><text:span text:style-name="T7">Calculate feature bounding box.</text:span></text:p>
      <text:p text:style-name="P8"><text:span text:style-name="T1"/></text:p>
      <text:p text:style-name="P8"><text:span text:style-name="T1">double interpolateXYPolygon(int feat_id, double X, double Y, double D0);</text:span></text:p>
      <text:p text:style-name="P16"><text:span text:style-name="T7">Use </text:span><text:span text:style-name="T8">Moving Average interpolator to calculate polygon Z coordinate.</text:span></text:p>
      <text:p text:style-name="P8"><text:soft-page-break/><text:span text:style-name="T1"/></text:p>
      <text:p text:style-name="P8"><text:span text:style-name="T1">string getFeaturesList();</text:span></text:p>
      <text:p text:style-name="P17"><text:span text:style-name="T8">Convert feature to a list format, used in the interface table.</text:span></text:p>
      <text:p text:style-name="P8"><text:span text:style-name="T1"/></text:p>
      <text:p text:style-name="P8"><text:span text:style-name="T1">string getFeaturesToDisplay(int mode=0);</text:span></text:p>
      <text:p text:style-name="P17"><text:span text:style-name="T8">Convert features to a text coded format.</text:span></text:p>
      <text:p text:style-name="P17"><text:span text:style-name="T8">Text format:</text:span></text:p>
      <text:p text:style-name="P17"><text:span text:style-name="T8">&lt;no of features&gt;</text:span></text:p>
      <text:p text:style-name="P17"><text:span text:style-name="T8">&lt;feat_1_type<text:tab/>no_of_points&gt;</text:span></text:p>
      <text:p text:style-name="P17"><text:span text:style-name="T8">&lt;point data (X Y Z)&gt;</text:span></text:p>
      <text:p text:style-name="P17"><text:span text:style-name="T8">&lt;feat_2_type<text:tab/>no_of_points&gt;</text:span></text:p>
      <text:p text:style-name="P17"><text:span text:style-name="T8">&lt;...&gt;</text:span></text:p>
      <text:p text:style-name="P17"><text:span text:style-name="T8"/></text:p>
      <text:p text:style-name="P8"><text:span text:style-name="T1">void setImagePairSize(int lw, int lh, int rw, int rh);</text:span></text:p>
      <text:p text:style-name="P17"><text:span text:style-name="T8">Set image pair size. This is used to check if a polygon lies or not inside each im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06T20:54:20</dc:date>
    <dc:creator>marcelo </dc:creator>
    <meta:editing-duration>PT01H24M23S</meta:editing-duration>
    <meta:editing-cycles>13</meta:editing-cycles>
    <meta:generator>OpenOffice.org/3.2$Unix OpenOffice.org_project/320m19$Build-9505</meta:generator>
    <meta:document-statistic meta:table-count="0" meta:image-count="0" meta:object-count="0" meta:page-count="6" meta:paragraph-count="203" meta:word-count="1171" meta:character-count="8845"/>
  </office:meta>
</office:document-meta>
</file>